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2.0661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2.6362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516in"/>
    </style:style>
    <style:style style:name="co11" style:family="table-column">
      <style:table-column-properties fo:break-before="auto" style:column-width="1.7965in"/>
    </style:style>
    <style:style style:name="co12" style:family="table-column">
      <style:table-column-properties fo:break-before="auto" style:column-width="1.5811in"/>
    </style:style>
    <style:style style:name="co13" style:family="table-column">
      <style:table-column-properties fo:break-before="auto" style:column-width="1.5492in"/>
    </style:style>
    <style:style style:name="co14" style:family="table-column">
      <style:table-column-properties fo:break-before="auto" style:column-width="1.570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5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etaServer 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table:number-columns-spanned="7" table:number-rows-spanned="1">
            <text:p>Metadata Format</text:p>
          </table:table-cell>
          <table:covered-table-cell table:style-name="ce4"/>
          <table:covered-table-cell table:number-columns-repeated="2" table:style-name="Default"/>
          <table:covered-table-cell table:number-columns-repeated="3"/>
          <table:table-cell/>
        </table:table-row>
        <table:table-row table:style-name="ro1">
          <table:table-cell table:style-name="ce2" office:value-type="string">
            <text:p>FILEID</text:p>
          </table:table-cell>
          <table:table-cell table:style-name="ce2" office:value-type="string">
            <text:p>FILENAME</text:p>
          </table:table-cell>
          <table:table-cell table:style-name="ce2" office:value-type="string">
            <text:p>FILESIZE</text:p>
          </table:table-cell>
          <table:table-cell table:style-name="ce2" office:value-type="string">
            <text:p>CHUNKS </text:p>
          </table:table-cell>
          <table:table-cell table:style-name="ce2" office:value-type="string">
            <text:p>CREATETIME </text:p>
          </table:table-cell>
          <table:table-cell table:style-name="ce2" office:value-type="string">
            <text:p>MODIFYTIME </text:p>
          </table:table-cell>
          <table:table-cell table:style-name="ce2" office:value-type="string">
            <text:p>ACL <text:s/></text:p>
          </table:table-cell>
          <table:table-cell/>
        </table:table-row>
        <table:table-row table:style-name="ro1">
          <table:table-cell table:style-name="ce3" office:value-type="string">
            <text:p>0ef4 <text:s/>(64bit)</text:p>
          </table:table-cell>
          <table:table-cell office:value-type="string">
            <text:p>/foo/bar</text:p>
          </table:table-cell>
          <table:table-cell office:value-type="float" office:value="2097152">
            <text:p>2097152</text:p>
          </table:table-cell>
          <table:table-cell office:value-type="string">
            <text:p>[ChunkID1, ChunkID5, ChunkID30]</text:p>
          </table:table-cell>
          <table:table-cell table:number-columns-repeated="2" table:style-name="ce6" office:value-type="date" office:date-value="2008-12-14T09:04:12">
            <text:p>12/14/2008 09:04:12</text:p>
          </table:table-cell>
          <table:table-cell table:style-name="ce3" office:value-type="string">
            <text:p>......</text:p>
          </table:table-cell>
          <table:table-cell/>
        </table:table-row>
        <table:table-row table:style-name="ro1">
          <table:table-cell table:style-name="ce3" office:value-type="string">
            <text:p>0de2</text:p>
          </table:table-cell>
          <table:table-cell office:value-type="string">
            <text:p>/foo/tmp</text:p>
          </table:table-cell>
          <table:table-cell office:value-type="float" office:value="1024">
            <text:p>1024</text:p>
          </table:table-cell>
          <table:table-cell office:value-type="string">
            <text:p>[ChunkID7]</text:p>
          </table:table-cell>
          <table:table-cell table:number-columns-repeated="2" table:style-name="ce6" office:value-type="date" office:date-value="2008-12-14T09:04:12">
            <text:p>12/14/2008 09:04:12</text:p>
          </table:table-cell>
          <table:table-cell table:style-name="ce3" office:value-type="string">
            <text:p>......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3" table:number-columns-repeated="4"/>
        </table:table-row>
        <table:table-row table:style-name="ro3">
          <table:table-cell/>
          <table:table-cell table:style-name="ce5" office:value-type="string" table:number-columns-spanned="2" table:number-rows-spanned="1">
            <text:p>Chunk Mapping</text:p>
          </table:table-cell>
          <table:covered-table-cell/>
          <table:table-cell/>
          <table:table-cell table:style-name="ce3" table:number-columns-repeated="4"/>
        </table:table-row>
        <table:table-row table:style-name="ro1">
          <table:table-cell/>
          <table:table-cell table:style-name="ce2" office:value-type="string">
            <text:p>CHUNKID</text:p>
          </table:table-cell>
          <table:table-cell table:style-name="ce2" office:value-type="string">
            <text:p>CHUNKLOCATION</text:p>
          </table:table-cell>
          <table:table-cell table:style-name="ce2"/>
          <table:table-cell table:style-name="ce3" table:number-columns-repeated="4"/>
        </table:table-row>
        <table:table-row table:style-name="ro1">
          <table:table-cell/>
          <table:table-cell office:value-type="string">
            <text:p>ChunkID1</text:p>
          </table:table-cell>
          <table:table-cell office:value-type="string">
            <text:p>[node1,node2,node3]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string">
            <text:p>ChunkID5</text:p>
          </table:table-cell>
          <table:table-cell office:value-type="string">
            <text:p>[node4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unkID7</text:p>
          </table:table-cell>
          <table:table-cell office:value-type="string">
            <text:p>[node5,node6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unkID30</text:p>
          </table:table-cell>
          <table:table-cell office:value-type="string">
            <text:p>[node7]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" office:value-type="string" table:number-columns-spanned="4" table:number-rows-spanned="1">
            <text:p>Host Info</text:p>
          </table:table-cell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>
            <text:p>IP</text:p>
          </table:table-cell>
          <table:table-cell table:style-name="ce2" office:value-type="string">
            <text:p>HOST</text:p>
          </table:table-cell>
          <table:table-cell table:style-name="ce2" office:value-type="string">
            <text:p>FREESPACE</text:p>
          </table:table-cell>
          <table:table-cell table:style-name="ce2" office:value-type="string">
            <text:p>TOTALSPAC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0.0.1</text:p>
          </table:table-cell>
          <table:table-cell office:value-type="string">
            <text:p>node1</text:p>
          </table:table-cell>
          <table:table-cell office:value-type="string">
            <text:p>0.96T</text:p>
          </table:table-cell>
          <table:table-cell table:style-name="ce3" office:value-type="string">
            <text:p>1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0.0.5</text:p>
          </table:table-cell>
          <table:table-cell office:value-type="string">
            <text:p>node5</text:p>
          </table:table-cell>
          <table:table-cell office:value-type="string">
            <text:p>1T</text:p>
          </table:table-cell>
          <table:table-cell table:style-name="ce3" office:value-type="string">
            <text:p>1T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" office:value-type="string" table:number-columns-spanned="5" table:number-rows-spanned="1">
            <text:p>Data Format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>
            <text:p>CHUNKID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CREATETIME</text:p>
          </table:table-cell>
          <table:table-cell table:style-name="ce2" office:value-type="string">
            <text:p>MODIFYTIM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hunkID1</text:p>
          </table:table-cell>
          <table:table-cell office:value-type="string">
            <text:p>/home/user/data001</text:p>
          </table:table-cell>
          <table:table-cell table:number-columns-repeated="2" table:style-name="ce6" office:value-type="date" office:date-value="2008-12-14T09:04:12">
            <text:p>12/14/2008 09:04: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hunkID5</text:p>
          </table:table-cell>
          <table:table-cell office:value-type="string">
            <text:p>/home/user/data003</text:p>
          </table:table-cell>
          <table:table-cell table:number-columns-repeated="2" table:style-name="ce6" office:value-type="date" office:date-value="2008-12-14T09:04:12">
            <text:p>12/14/2008 09:04: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</table:table>
      <table:table table:name="DataServer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2"/>
        </table:table-row>
      </table:table>
      <table:table table:name="Sheet3" table:style-name="ta1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12/14/2008</text:date>, <text:time>23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t</meta:initial-creator>
    <meta:creation-date>2008-12-14T21:09:28</meta:creation-date>
    <dc:creator>lt</dc:creator>
    <dc:date>2008-12-14T23:34:23</dc:date>
    <meta:editing-cycles>14</meta:editing-cycles>
    <meta:editing-duration>PT2H24M55S</meta:editing-duration>
    <meta:user-defined meta:name="Info 1"/>
    <meta:user-defined meta:name="Info 2"/>
    <meta:user-defined meta:name="Info 3"/>
    <meta:user-defined meta:name="Info 4"/>
    <meta:document-statistic meta:table-count="3" meta:cell-count="59"/>
  </office:meta>
</office:document-meta>
</file>